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/>
  </office:font-face-decls>
  <office:automatic-styles>
    <style:style style:name="P1" style:family="paragraph" style:parent-style-name="Standard">
      <style:text-properties officeooo:rsid="001c3516" officeooo:paragraph-rsid="001c3516"/>
    </style:style>
    <style:style style:name="P2" style:family="paragraph" style:parent-style-name="Standard">
      <style:text-properties officeooo:paragraph-rsid="001c3516"/>
    </style:style>
    <style:style style:name="T1" style:family="text">
      <style:text-properties officeooo:rsid="001c35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b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 Edens</text:p>
      <text:p text:style-name="P2"/>
      <text:p text:style-name="P1">Danedens31@gmail.com</text:p>
      <text:p text:style-name="P1">https://www.linkedin.com/in/danedens/</text:p>
      <text:p text:style-name="P1">9/1/2023</text:p>
      <text:p text:style-name="Standard"/>
      <text:p text:style-name="P1">Commonwealth</text:p>
      <text:p text:style-name="Standard">US-MA-Waltham</text:p>
      <text:p text:style-name="Standard"/>
      <text:p text:style-name="P2">Dear <text:span text:style-name="T1">Commonwealth</text:span>,</text:p>
      <text:p text:style-name="Standard"/>
      <text:p text:style-name="Standard">I am writing to express my strong interest in the <text:span text:style-name="T2">API Automation Engineer</text:span> position at Commonwealth as advertised. With my background in automation engineering and a passion for crafting robust API solutions, I am excited about the opportunity to contribute my skills to your team.</text:p>
      <text:p text:style-name="Standard"/>
      <text:p text:style-name="P2"><text:span text:style-name="T1">I have</text:span> <text:span text:style-name="T1">accumulated of 5+ years </text:span>expertise in building <text:span text:style-name="T1">QA</text:span> <text:span text:style-name="T1">A</text:span>utomation frameworks. <text:span text:style-name="T1">Often</text:span> from scratch, <text:span text:style-name="T1">while</text:span> ensuring the highest level of quality and efficiency in testing processes.</text:p>
      <text:p text:style-name="P2">I have <text:span text:style-name="T1">3+</text:span> <text:span text:style-name="T1">years </text:span>of <text:span text:style-name="T1">specific </text:span>experience in REST API automation <text:span text:style-name="T1">professionally</text:span>, and I am confident in my ability to develop and execute comprehensive API test suites and test cases. </text:p>
      <text:p text:style-name="Standard"/>
      <text:p text:style-name="Standard">My proficiency in scripting languages, includ<text:span text:style-name="T1">es</text:span> JavaScript, Python, and <text:span text:style-name="T1">Bash</text:span>, has allowed me to create automated solutions that streamline testing for both UI and API-based applications. Additionally, I have a strong background in functional, regression, and integration testing, and I am well-versed in utilizing SQL for database testing and queries. </text:p>
      <text:p text:style-name="Standard"/>
      <text:p text:style-name="P2">I have a proven track record of working collaboratively with cross-functional teams, including product owners, developers, and business analysts, to understand requirements and develop appropriate test cases. </text:p>
      <text:p text:style-name="P2">I am experienced in CI/CD pipelines, with a deep understanding of tools like GitHub, Jenkins, Azure DevOps, <text:span text:style-name="T1">and Atlassian, </text:span>ensuring that testing is seamlessly integrated into the development workflow.</text:p>
      <text:p text:style-name="Standard"/>
      <text:p text:style-name="Standard">What excites me most about Commonwealth is the opportunity to contribute to the development of your enterprise API platform. I believe that my skills align perfectly with the role's <text:span text:style-name="T3">listed </text:span>responsibilities, and I am eager to bring my expertise to your organization. </text:p>
      <text:p text:style-name="Standard"/>
      <text:p text:style-name="Standard">Furthermore, my adaptability and experience in Agile project teams make me well-prepared to handle the fast-paced, collaborative nature of your organization. I am confident in my ability to provide valuable insights, drive quality improvements, and contribute to the success of your API initiatives.</text:p>
      <text:p text:style-name="Standard"/>
      <text:p text:style-name="Standard">I look forward to the possibility of discussing how my skills and experiences align with your team's goals and how I can be an asset to your organization. Thank you for considering my application.</text:p>
      <text:p text:style-name="Standard"/>
      <text:p text:style-name="Standard">Sincerely,</text:p>
      <text:p text:style-name="Standard"/>
      <text:p text:style-name="P1">Dan Ede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1T18:15:42.984000000</meta:creation-date>
    <dc:date>2023-09-01T18:35:58.813000000</dc:date>
    <meta:editing-duration>PT20M18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8" meta:word-count="339" meta:character-count="2297" meta:non-whitespace-character-count="1972"/>
  </office:meta>
</office:document-meta>
</file>